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Arial" fo:font-size="9pt" fo:font-style="normal" style:text-underline-style="none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officeooo:paragraph-rsid="001a15e3"/>
    </style:style>
    <style:style style:name="P11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officeooo:rsid="001f9328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style:font-name="Arial" officeooo:paragraph-rsid="00203b5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officeooo:rsid="001a15e3"/>
    </style:style>
    <style:style style:name="T4" style:family="text">
      <style:text-properties officeooo:rsid="001b6124"/>
    </style:style>
    <style:style style:name="T5" style:family="text">
      <style:text-properties officeooo:rsid="001d3cff"/>
    </style:style>
    <style:style style:name="T6" style:family="text">
      <style:text-properties officeooo:rsid="001d4b79"/>
    </style:style>
    <style:style style:name="T7" style:family="text">
      <style:text-properties officeooo:rsid="001d5f38"/>
    </style:style>
    <style:style style:name="T8" style:family="text">
      <style:text-properties officeooo:rsid="001ec47c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203b5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ilenstein 2: <text:span text:style-name="T7">Anwendungsfälle</text:span></text:p>
      <text:p text:style-name="P3"><text:tab/><text:tab/><text:tab/><text:tab/></text:p>
      <text:p text:style-name="P4">(Jasmin Kaczorowski, Kathrin Konkol, Susann Roschke, Sebastian Urbanek)</text:p>
      <text:p text:style-name="P5"/>
      <text:p text:style-name="P5"/>
      <text:p text:style-name="P5"><text:span text:style-name="T8">1 </text:span>Stakeholder:</text:p>
      <text:p text:style-name="P1"/>
      <text:p text:style-name="P1"><text:tab/><text:tab/><text:tab/><text:tab/><text:tab/>Ansprechpartner:</text:p>
      <text:p text:style-name="P1"/>
      <text:p text:style-name="P1">→ Veranstalter<text:tab/><text:tab/><text:tab/>- Herr Wünsche</text:p>
      <text:p text:style-name="P1"><text:tab/><text:tab/><text:tab/><text:tab/><text:tab/>- Frau Stock</text:p>
      <text:p text:style-name="P1"><text:tab/><text:tab/><text:tab/><text:tab/><text:tab/>- Herr Seidel</text:p>
      <text:p text:style-name="P1"><text:tab/><text:tab/><text:tab/><text:tab/><text:tab/>- Herr Franke...</text:p>
      <text:p text:style-name="P1"/>
      <text:p text:style-name="P1">Die Veranstalter haben die Möglichkeit Werbung oder Angebote zu schalten und Veranstaltungen zu veröffentlichen.</text:p>
      <text:p text:style-name="P1"/>
      <text:p text:style-name="P1">→ <text:s/>Nutzer<text:tab/>a) 50+<text:tab/><text:tab/><text:tab/>- Herr Sobt</text:p>
      <text:p text:style-name="P1"><text:tab/><text:tab/><text:tab/><text:tab/><text:tab/>- Frau Jung...</text:p>
      <text:p text:style-name="P1"/>
      <text:p text:style-name="P1"><text:tab/><text:tab/>b) Ü30<text:tab/><text:tab/>- Frau Trah<text:tab/><text:tab/><text:tab/><text:tab/><text:tab/><text:tab/><text:tab/><text:tab/><text:tab/><text:tab/><text:tab/><text:tab/>- Herr Wiek...</text:p>
      <text:p text:style-name="P1"/>
      <text:p text:style-name="P1"><text:tab/><text:tab/>c) ab 18 J.<text:tab/><text:tab/>- Frau Lieber<text:tab/><text:tab/><text:tab/><text:tab/><text:tab/><text:tab/><text:tab/><text:tab/><text:tab/><text:tab/><text:tab/><text:tab/>- Herr Dieb...</text:p>
      <text:p text:style-name="P1"/>
      <text:p text:style-name="P1"><text:tab/><text:tab/>d) ab 12 J.<text:tab/><text:tab/>- Leonie<text:tab/><text:tab/><text:tab/><text:tab/><text:tab/><text:tab/><text:tab/><text:tab/><text:tab/><text:tab/><text:tab/><text:tab/>- Ralph...</text:p>
      <text:p text:style-name="P1"/>
      <text:p text:style-name="P1"><text:tab/><text:tab/>e) bis 11 J.<text:tab/><text:tab/>- Tom</text:p>
      <text:p text:style-name="P1"><text:tab/><text:tab/><text:tab/><text:tab/><text:tab/>- Lisa...</text:p>
      <text:p text:style-name="P1"/>
      <text:p text:style-name="P1">Die Nutzer können sich ein Konto anlegen und somit viele Funktion nutzen, z.b. einen eigenen Wochen- bzw. Tagesplan erstellen. Außerdem können Veranstaltungen kommentiert und bewertet werden.</text:p>
      <text:p text:style-name="P1"/>
      <text:p text:style-name="P1">→ Transportunternehmer<text:tab/><text:tab/>- Herr Skodak<text:tab/><text:tab/><text:tab/><text:tab/><text:tab/><text:tab/><text:tab/><text:tab/><text:tab/><text:tab/><text:tab/>- Herr Müller...</text:p>
      <text:p text:style-name="P1"/>
      <text:p text:style-name="P1">Transportunternehmen können sich ein Konto als Transporteur anmelden. Hier haben sie die Möglichkeit, Fahrzeuge mit und ohne Fahrer für bestimmte Strecken anzubieten und Interessenten zu suchen.</text:p>
      <text:p text:style-name="P1"/>
      <text:p text:style-name="P1">→ Fahrer<text:tab/><text:tab/><text:tab/><text:tab/>- Herr Schmidt</text:p>
      <text:p text:style-name="P1"><text:tab/><text:tab/><text:tab/><text:tab/><text:tab/>- Herr Lehmann...</text:p>
      <text:p text:style-name="P1"/>
      <text:p text:style-name="P1">Nutzer haben die Möglichkeit, sich als Fahrer zu kennzeichnen. Fortan können sie bestimmte Strecken zu Events anbieten, die sie fahren werden und für die sie Mitfahrer suchen.</text:p>
      <text:p text:style-name="P1"/>
      <text:p text:style-name="P1"/>
      <text:p text:style-name="P1"/>
      <text:p text:style-name="P1"><text:soft-page-break/></text:p>
      <text:p text:style-name="P1">→ Mitarbeiter<text:tab/><text:tab/><text:tab/>- Herr Urbanek</text:p>
      <text:p text:style-name="P1"><text:tab/><text:tab/><text:tab/><text:tab/><text:tab/>- Frau Konkol</text:p>
      <text:p text:style-name="P1"><text:tab/><text:tab/><text:tab/><text:tab/><text:tab/>- Frau Kaczorowski</text:p>
      <text:p text:style-name="P1"><text:tab/><text:tab/><text:tab/><text:tab/><text:tab/>- Frau Roschke</text:p>
      <text:p text:style-name="P1"/>
      <text:p text:style-name="P1">Die Mitarbeiter (wir) sind für die Verwaltung und Entwicklung der Software verantwortlich.</text:p>
      <text:p text:style-name="P1">Die Mitarbeiter der einzelnen Kooperationspartner werden von denen geführt.</text:p>
      <text:p text:style-name="P1"/>
      <text:p text:style-name="P1">→ Jurist<text:tab/><text:tab/><text:tab/><text:tab/>- Herr Domke</text:p>
      <text:p text:style-name="P1"/>
      <text:p text:style-name="P1">Der Jurist betreut die Mitarbeiter in rechtlichen Angelegenheiten.</text:p>
      <text:p text:style-name="P1"/>
      <text:p text:style-name="P6"/>
      <text:p text:style-name="P6"><text:span text:style-name="T8">1 </text:span>Stakeholder priorisieren:</text:p>
      <text:p text:style-name="P7"/>
      <text:p text:style-name="P7"/>
      <text:p text:style-name="P7"/>
      <text:p text:style-name="P7"><draw:frame draw:style-name="fr1" draw:name="Objekt1" text:anchor-type="paragraph" svg:width="15.231cm" svg:height="5.9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8"/>
      <text:p text:style-name="P8"/>
      <text:p text:style-name="P8"/>
      <text:p text:style-name="P8">Stakeholder-Proritäten:</text:p>
      <text:p text:style-name="P7"/>
      <text:p text:style-name="P9">1. Mitarbeiter, ab 18 Jahre</text:p>
      <text:p text:style-name="P9"/>
      <text:p text:style-name="P9">2. ab 12 Jahre</text:p>
      <text:p text:style-name="P9"/>
      <text:p text:style-name="P9">3. <text:span text:style-name="T4">Veranstalter,</text:span> 50+, Ü30, bis 11 <text:span text:style-name="T4">Jahre</text:span></text:p>
      <text:p text:style-name="P9"/>
      <text:p text:style-name="P9">4. <text:span text:style-name="T4">Transportunternehmer, Fahrer, </text:span>Jurist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8">2 </text:span>Anforderungsliste</text:p>
      <text:p text:style-name="P7"/>
      <text:p text:style-name="P9">Das System soll <text:span text:style-name="T5">diesen</text:span> funktionalen <text:span text:style-name="T5">und </text:span>nicht- funktionalen Anforderungen <text:span text:style-name="T5">gerecht werden</text:span>:</text:p>
      <text:p text:style-name="P9"/>
      <text:p text:style-name="P9"><text:s/>1.<text:tab/>Funktionale Anforderungen (Leistungsumfang der Software) <text:tab/><text:tab/><text:span text:style-name="T1">Quellen:</text:span></text:p>
      <text:p text:style-name="P9"/>
      <text:p text:style-name="P1"><text:s/>1.1<text:tab/>Datensicherheit<text:tab/><text:tab/><text:tab/><text:tab/><text:tab/><text:tab/><text:tab/><text:tab/><text:span text:style-name="T9">Nutzer</text:span><text:span text:style-name="T1">, </text:span><text:span text:style-name="T9">Veranstalter</text:span><text:span text:style-name="T1">,</text:span></text:p>
      <text:p text:style-name="P1"><text:s/>1.1.1<text:tab/>Passwortabfrage<text:tab/><text:tab/><text:tab/><text:tab/><text:tab/><text:tab/><text:tab/><text:tab/><text:span text:style-name="T9">Transportunternehmer</text:span></text:p>
      <text:p text:style-name="P1"><text:s/>1.1.2<text:tab/>Captcha-Code...</text:p>
      <text:p text:style-name="P1"/>
      <text:p text:style-name="P1"><text:s/>1.2 <text:tab/><text:span text:style-name="T5">LogIn-</text:span>Konten<text:tab/><text:tab/><text:tab/><text:tab/><text:tab/><text:tab/><text:tab/><text:tab/><text:tab/><text:tab/></text:p>
      <text:p text:style-name="P1"><text:s/>1.2.1<text:tab/>Nutzer<text:tab/><text:tab/><text:tab/><text:tab/><text:tab/><text:tab/><text:tab/><text:tab/><text:tab/><text:tab/><text:span text:style-name="T9">Nutzer</text:span><text:tab/><text:tab/></text:p>
      <text:p text:style-name="P1"><text:s/>1.2.2<text:tab/>Veranstalter<text:tab/><text:tab/><text:tab/><text:tab/><text:tab/><text:tab/><text:tab/><text:tab/><text:tab/><text:span text:style-name="T9">Veranstalter</text:span></text:p>
      <text:p text:style-name="P1"><text:s/>1.2.3<text:tab/>Transportunternehmer<text:tab/><text:tab/><text:tab/><text:tab/><text:tab/><text:tab/><text:tab/><text:span text:style-name="T9">Transportunternehmer</text:span></text:p>
      <text:p text:style-name="P1"/>
      <text:p text:style-name="P1"><text:s/>1.3<text:tab/>Informationen über Veranstaltungen<text:tab/><text:span text:style-name="T5">ermöglichen</text:span><text:tab/><text:tab/><text:tab/><text:tab/><text:tab/><text:span text:style-name="T2">Nutzer</text:span></text:p>
      <text:p text:style-name="P1"><text:s/>1.3.1 <text:tab/>durch Nutzer<text:tab/><text:tab/><text:tab/><text:tab/><text:tab/><text:tab/><text:tab/><text:tab/><text:tab/></text:p>
      <text:p text:style-name="P1"><text:s/>1.3.2<text:tab/>durch Veranstalter</text:p>
      <text:p text:style-name="P1"/>
      <text:p text:style-name="P1"><text:s/>1.4<text:tab/>Filterkriterien bei Suche<text:tab/><text:tab/><text:tab/><text:tab/><text:tab/><text:tab/><text:tab/><text:span text:style-name="T9">Nutzer</text:span><text:span text:style-name="T2"> </text:span></text:p>
      <text:p text:style-name="P1"><text:s/>1.4.1<text:tab/>nach Alter</text:p>
      <text:p text:style-name="P1"><text:s/>1.4.2<text:tab/>nach Art der Veranstaltung...</text:p>
      <text:p text:style-name="P1"/>
      <text:p text:style-name="P1"><text:s/>1.5 <text:tab/>verschiedene Funktionen <text:s/><text:tab/><text:tab/><text:tab/><text:tab/><text:tab/><text:tab/><text:tab/><text:span text:style-name="T9">Nutzer</text:span><text:span text:style-name="T2"> </text:span></text:p>
      <text:p text:style-name="P1"><text:s/>1.5.1<text:tab/>Teilnahmefunktion</text:p>
      <text:p text:style-name="P1"><text:s/>1.5.2<text:tab/>Erstellen eines Tages- und Wochenplans</text:p>
      <text:p text:style-name="P1"><text:s/>1.5.3<text:tab/>Nutzung eines Online- Kalenders</text:p>
      <text:p text:style-name="P1"><text:s/>1.5.4<text:tab/>Kommentar- und Bewertungsfunktion...</text:p>
      <text:p text:style-name="P1"/>
      <text:p text:style-name="P1"/>
      <text:p text:style-name="P1"><text:s/>2. <text:tab/>Nicht-funktionale Anforderungen (Qualitäten der Software)<text:tab/><text:tab/><text:span text:style-name="T9">alle</text:span><text:span text:style-name="T2"> </text:span><text:span text:style-name="T9">Beteiligten</text:span></text:p>
      <text:p text:style-name="P1"/>
      <text:p text:style-name="P1"><text:s/>2.1<text:tab/>Sicherheitsanforderungen</text:p>
      <text:p text:style-name="P12"><text:s/>2.1.1<text:tab/>Datenschutz –<text:span text:style-name="T10"> keine Weitergabe der Daten an Dritte</text:span></text:p>
      <text:p text:style-name="P1"><text:s/>2.1.2<text:tab/>Vertraulichkeit <text:span text:style-name="T10">der Mitarbeiter</text:span></text:p>
      <text:p text:style-name="P1"/>
      <text:p text:style-name="P1"><text:s/>2.2<text:tab/>Zuverlässigkeit </text:p>
      <text:p text:style-name="P1"><text:s/>2.2.1<text:tab/>Verfügbarkeit <text:span text:style-name="T6">zu 90 %</text:span></text:p>
      <text:p text:style-name="P1"><text:s/>2.2.2<text:tab/>Fehlertoleranz <text:span text:style-name="T6">bei unter 10 %</text:span></text:p>
      <text:p text:style-name="P1"/>
      <text:p text:style-name="P1"><text:s/>2.3<text:tab/>Benutzbarkeit</text:p>
      <text:p text:style-name="P1"><text:s/>2.3.1 <text:tab/><text:span text:style-name="T6">Anwenderfreundlichkeit bei der Eingabe der Daten</text:span> </text:p>
      <text:p text:style-name="P1"><text:s/>2.3.2<text:tab/>Übersichtlichkeit <text:span text:style-name="T6">der Dialoge</text:span></text:p>
      <text:p text:style-name="P1"><text:s/></text:p>
      <text:p text:style-name="P10"><text:s/>2.4<text:tab/>technische Anforderungen</text:p>
      <text:p text:style-name="P10"/>
      <text:p text:style-name="P10"><text:span text:style-name="T3"><text:s/>2.5<text:tab/></text:span>Leistungsanforderunge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4:23:31.07</meta:creation-date>
    <dc:date>2013-05-10T19:05:37.06</dc:date>
    <meta:editing-duration>PT2H14M51S</meta:editing-duration>
    <meta:editing-cycles>21</meta:editing-cycles>
    <meta:generator>LibreOffice/4.0.2.2$Windows_x86 LibreOffice_project/4c82dcdd6efcd48b1d8bba66bfe1989deee49c3</meta:generator>
    <meta:document-statistic meta:table-count="0" meta:image-count="0" meta:object-count="1" meta:page-count="3" meta:paragraph-count="71" meta:word-count="392" meta:character-count="3073" meta:non-whitespace-character-count="2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ce25"/>
        <table:table-column table:style-name="co1" table:number-columns-repeated="2" table:default-cell-style-name="ce28"/>
        <table:table-column table:style-name="co2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ce11" office:value-type="string">
            <text:p>Aufwand</text:p>
          </table:table-cell>
          <table:table-cell table:style-name="ce24"/>
          <table:table-cell table:style-name="Default" table:number-columns-repeated="4"/>
          <table:table-cell/>
        </table:table-row>
        <table:table-row table:style-name="ro4">
          <table:table-cell/>
          <table:table-cell office:value-type="string">
            <text:p>minimal</text:p>
          </table:table-cell>
          <table:table-cell table:number-columns-repeated="3"/>
          <table:table-cell office:value-type="string">
            <text:p>Ab 12 J.</text:p>
          </table:table-cell>
          <table:table-cell office:value-type="string">
            <text:p>MA, ab 18 J.</text:p>
          </table:table-cell>
          <table:table-cell/>
        </table:table-row>
        <table:table-row table:style-name="ro5">
          <table:table-cell/>
          <table:table-cell office:value-type="string">
            <text:p>gering</text:p>
          </table:table-cell>
          <table:table-cell table:number-columns-repeated="3"/>
          <table:table-cell office:value-type="string">
            <text:p>50+, Ü30, </text:p>
            <text:p>bis 11 J.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mittel</text:p>
          </table:table-cell>
          <table:table-cell/>
          <table:table-cell office:value-type="string">
            <text:p>Transport-</text:p>
            <text:p>unternehmer</text:p>
          </table:table-cell>
          <table:table-cell table:number-columns-repeated="2"/>
          <table:table-cell office:value-type="string">
            <text:p/>
            <text:p>Veranstalter</text:p>
          </table:table-cell>
          <table:table-cell/>
        </table:table-row>
        <table:table-row table:style-name="ro5">
          <table:table-cell/>
          <table:table-cell office:value-type="string">
            <text:p>hoch</text:p>
          </table:table-cell>
          <table:table-cell table:number-columns-repeated="2"/>
          <table:table-cell table:style-name="ce28" office:value-type="string">
            <text:p>Fahrer</text:p>
          </table:table-cell>
          <table:table-cell table:number-columns-repeated="3"/>
        </table:table-row>
        <table:table-row table:style-name="ro5">
          <table:table-cell/>
          <table:table-cell table:style-name="ce23" office:value-type="string">
            <text:p>extrem</text:p>
          </table:table-cell>
          <table:table-cell table:number-columns-repeated="3"/>
          <table:table-cell office:value-type="string">
            <text:p>Jurist</text:p>
          </table:table-cell>
          <table:table-cell table:number-columns-repeated="2"/>
        </table:table-row>
        <table:table-row table:style-name="ro7">
          <table:table-cell/>
          <table:table-cell table:style-name="Default"/>
          <table:table-cell table:style-name="ce26" office:value-type="string">
            <text:p>kein</text:p>
          </table:table-cell>
          <table:table-cell table:style-name="ce27" office:value-type="string">
            <text:p>gering</text:p>
          </table:table-cell>
          <table:table-cell table:style-name="ce27" office:value-type="string">
            <text:p>mittel</text:p>
          </table:table-cell>
          <table:table-cell table:style-name="ce27" office:value-type="string">
            <text:p>hoch</text:p>
          </table:table-cell>
          <table:table-cell table:style-name="ce29" office:value-type="string">
            <text:p>fatal</text:p>
          </table:table-cell>
          <table:table-cell table:style-name="ce30" office:value-type="string">
            <text:p>Risiko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 style:data-style-name="N2" text:time-value="0000-00-00T18:59:22.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